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B40000080020A3DCEF1195FC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7" style:family="graphic" style:parent-style-name="standard">
      <style:graphic-properties svg:stroke-width="0.03cm" svg:stroke-color="#000000" draw:marker-start-width="0.25cm" draw:marker-end-width="0.25cm" draw:fill="none" draw:fill-color="#ffffff" draw:textarea-horizontal-align="justify" draw:textarea-vertical-align="middle" draw:auto-grow-height="false" fo:min-height="0.258cm" fo:min-width="0.008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25cm" fo:min-width="0.75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1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697cm" svg:y1="2.826cm" svg:x2="6.047cm" svg:y2="2.826cm">
            <text:p/>
          </draw:line>
          <draw:custom-shape draw:style-name="gr2" draw:text-style-name="P2" draw:layer="layout" svg:width="0.3cm" svg:height="0.3cm" draw:transform="rotate (-1.5707963267949) translate (6.381cm 2.6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3" draw:layer="layout" svg:width="0.75cm" svg:height="0.75cm" draw:transform="rotate (-1.5707963267949) translate (4.1cm 2.4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4.122cm" svg:y1="3.207cm" svg:x2="4.122cm" svg:y2="2.457cm">
              <text:p/>
            </draw:line>
          </draw:g>
          <draw:custom-shape draw:style-name="gr2" draw:text-style-name="P2" draw:layer="layout" svg:width="0.3cm" svg:height="0.3cm" draw:transform="rotate (-1.5707963267949) translate (1.781cm 2.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75cm" svg:height="0.645cm" svg:x="0.9cm" svg:y="2cm">
            <draw:text-box>
              <text:p><text:span text:style-name="T1">Anode</text:span></text:p>
            </draw:text-box>
          </draw:frame>
          <draw:line draw:style-name="gr1" draw:text-style-name="P1" draw:layer="layout" svg:x1="3.897cm" svg:y1="3.226cm" svg:x2="4.147cm" svg:y2="3.226cm">
            <text:p/>
          </draw:line>
          <draw:frame draw:style-name="gr4" draw:text-style-name="P4" draw:layer="layout" svg:width="2.2cm" svg:height="0.645cm" svg:x="5.7cm" svg:y="2.001cm">
            <draw:text-box>
              <text:p><text:span text:style-name="T1">Kathode</text:span></text:p>
            </draw:text-box>
          </draw:frame>
        </draw:g>
        <draw:frame draw:style-name="gr5" draw:text-style-name="P1" draw:layer="layout" svg:width="6.73cm" svg:height="7cm" svg:x="8.439cm" svg:y="1.106cm">
          <draw:image xlink:href="Pictures/10000001000007B40000080020A3DCEF1195FC29.png" xlink:type="simple" xlink:show="embed" xlink:actuate="onLoad" draw:mime-type="image/png">
            <text:p/>
          </draw:image>
        </draw:frame>
        <draw:frame draw:style-name="gr6" draw:text-style-name="P5" draw:layer="layout" svg:width="2.75cm" svg:height="0.569cm" svg:x="8.8cm" svg:y="7.75cm">
          <draw:text-box>
            <text:p><text:span text:style-name="T2">Quelle: Wikipedia</text:span></text:p>
          </draw:text-box>
        </draw:frame>
        <draw:g>
          <draw:line draw:style-name="gr1" draw:text-style-name="P1" draw:layer="layout" svg:x1="1.697cm" svg:y1="7.939cm" svg:x2="6.047cm" svg:y2="7.939cm">
            <text:p/>
          </draw:line>
          <draw:custom-shape draw:style-name="gr2" draw:text-style-name="P2" draw:layer="layout" svg:width="0.3cm" svg:height="0.3cm" draw:transform="rotate (-1.5707963267949) translate (6.381cm 7.7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draw:transform="rotate (-1.5707963267949) translate (1.781cm 7.7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75cm" svg:height="0.645cm" svg:x="0.9cm" svg:y="7.113cm">
            <draw:text-box>
              <text:p><text:span text:style-name="T1">Anode</text:span></text:p>
            </draw:text-box>
          </draw:frame>
          <draw:frame draw:style-name="gr4" draw:text-style-name="P4" draw:layer="layout" svg:width="2.2cm" svg:height="0.645cm" svg:x="5.7cm" svg:y="7.114cm">
            <draw:text-box>
              <text:p><text:span text:style-name="T1">Kathode</text:span></text:p>
            </draw:text-box>
          </draw:frame>
          <draw:custom-shape draw:style-name="gr7" draw:text-style-name="P3" draw:layer="layout" svg:width="0.76cm" svg:height="0.76cm" draw:transform="rotate (-1.5707963267949) translate (5.511cm 7.5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.75cm" svg:y1="7.25cm" svg:x2="5.51cm" svg:y2="7.25cm">
            <text:p/>
          </draw:line>
          <draw:g>
            <svg:title>TexMaths</svg:title>
            <svg:desc>12§latex§$U_{\mathrm{BR}}$§svg§600§TRUE§</svg:desc>
            <draw:g>
              <draw:path draw:style-name="gr9" draw:text-style-name="P6" draw:layer="layout" svg:width="0.291cm" svg:height="0.295cm" svg:x="4.759cm" svg:y="6.636cm" svg:viewBox="0 0 292 296" svg:d="M239 44c5-16 12-30 46-31 2 0 7 0 7-8-2-2 0-5-6-5-13 0-28 1-42 1-15 0-30-1-45-1-2 0-7 0-7 8 0 5 4 5 7 5 24 0 29 10 29 18 0 1-1 9-1 10-13 50-26 100-38 150-15 56-63 92-105 92-29 0-52-18-52-54 0-1 0-14 5-34 14-54 27-108 41-163 4-14 5-19 35-19 12 0 14 0 14-8 0-5-3-5-5-5-12 0-43 1-54 1-13 0-43-1-55-1-2 0-7 0-7 8 0 5 4 5 11 5 1 0 9 0 17 1 7 0 10 2 10 6 0 3-4 21-7 30-3 13-5 25-8 38-5 16-24 95-27 104-2 11-2 18-2 24 0 51 38 80 83 80 53 0 104-47 119-103 12-50 25-99 37-149z">
                <text:p/>
              </draw:path>
              <draw:path draw:style-name="gr9" draw:text-style-name="P6" draw:layer="layout" svg:width="0.196cm" svg:height="0.2cm" svg:x="5.036cm" svg:y="6.785cm" svg:viewBox="0 0 197 201" svg:d="M0 0c0 4 0 7 0 11 2 0 4 0 6 0 23 0 24 3 24 13 0 51 0 102 0 153 0 10-1 14-24 14-2 0-4 0-6 0 0 3 0 7 0 10 42 0 83 0 125 0 41 0 72-26 72-54 0-25-27-46-63-51 29-5 53-23 53-46 0-26-30-50-72-50-38 0-77 0-115 0zM56 92c0-23 0-46 0-69 0-10 0-12 14-12s29 0 44 0c29 0 44 21 44 39 0 22-20 42-54 42-16 0-32 0-48 0zM70 191c-14 0-14-3-14-11 0-27 0-53 0-79 21 0 42 0 63 0 31 0 47 25 47 46 0 22-20 44-52 44-15 0-30 0-44 0z">
                <text:p/>
              </draw:path>
              <draw:path draw:style-name="gr9" draw:text-style-name="P6" draw:layer="layout" svg:width="0.224cm" svg:height="0.206cm" svg:x="5.27cm" svg:y="6.785cm" svg:viewBox="0 0 225 207" svg:d="M131 101c27-6 54-23 54-47 0-30-40-54-85-54-34 0-67 0-100 0 0 4 0 7 0 11 2 0 5 0 7 0 23 0 24 3 24 13 0 51 0 102 0 153 0 10-1 14-24 14-2 0-5 0-7 0 0 3 0 7 0 10 1 0 32-1 44-1s29 0 44 1c0-3 0-7 0-10-3 0-5 0-8 0-22 0-22-3-22-14 0-24 0-48 0-72 13 0 26 0 39 0 5 0 21 0 34 12 9 9 9 16 9 36s0 32 15 42c12 11 30 12 38 12 24 0 32-24 32-32 0-2 0-6-5-6s-5 2-6 6c-1 17-11 24-21 24-17 0-18-18-21-44-4-23-5-28-14-38-2-3-10-12-27-16zM96 97c-13 0-26 0-38 0 0-25 0-49 0-74 0-9 0-11 8-11 2-1 12-1 18-1 29 0 68 0 68 43 0 32-25 43-56 43z">
                <text:p/>
              </draw:path>
            </draw:g>
          </draw:g>
          <draw:custom-shape draw:style-name="gr10" draw:text-style-name="P2" draw:layer="layout" svg:width="1.25cm" svg:height="0.5cm" svg:x="2.8cm" svg:y="7.7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$R_{\mathrm{Z}}$§svg§600§TRUE§</svg:desc>
            <draw:g>
              <draw:path draw:style-name="gr9" draw:text-style-name="P6" draw:layer="layout" svg:width="0.298cm" svg:height="0.294cm" svg:x="3.259cm" svg:y="7.237cm" svg:viewBox="0 0 299 295" svg:d="M140 29c2-10 4-15 12-16 4 0 17 0 25 0 30 0 77 0 77 42 0 14-7 43-23 59-12 12-33 25-72 25-15 0-31 0-46 0 9-37 18-74 27-110zM200 143c43-8 92-38 92-80 0-36-37-63-92-63-40 0-80 0-120 0-8 0-12 0-12 8 0 5 4 5 12 5 5 1 9 0 16 1 7 0 11 2 11 6 0 3 0 4-2 9-18 75-37 150-56 224-5 17-5 20-38 20-7 0-11 0-11 8 0 5 3 3 5 5 12 0 42-1 54-1s40 1 52 1c4 0 9 0 9-9 0-4-4-4-12-4-16 0-27 0-27-8 0-2 0-4 2-7 9-37 18-74 27-111 17 0 34 0 50 0 39 0 46 24 46 38 0 7-4 19-6 29-4 12-7 28-7 36 0 45 50 45 56 45 36 0 50-42 50-48 0-4-3-3-4-4-4 0-5 2-6 4-10 32-29 39-39 39-13 0-17-9-17-25 0-14 3-35 5-48 1-6 1-15 1-19 0-33-27-46-39-51z">
                <text:p/>
              </draw:path>
              <draw:path draw:style-name="gr9" draw:text-style-name="P6" draw:layer="layout" svg:width="0.163cm" svg:height="0.2cm" svg:x="3.581cm" svg:y="7.385cm" svg:viewBox="0 0 164 201" svg:d="M159 12c3-2 3-4 3-6 0-6-3-6-9-6-48 0-97 0-146 0-1 23-2 45-3 68 3 0 7 0 10 0 3-44 23-57 63-57 17 0 34 0 51 0-42 59-84 118-126 177-2 3-2 4-2 7 0 6 2 6 8 6 50 0 100 0 150 0 2-27 4-54 6-80-4 0-7 0-11 0-2 39-7 68-64 68-19 0-37 0-55 0 41-59 83-118 125-177z">
                <text:p/>
              </draw:path>
            </draw:g>
          </draw:g>
        </draw:g>
        <draw:frame draw:style-name="gr11" draw:text-style-name="P7" draw:layer="layout" svg:width="4.35cm" svg:height="0.645cm" svg:x="0.9cm" svg:y="0.801cm">
          <draw:text-box>
            <text:p><text:span text:style-name="T3">Schaltsymbol Z-Diode:</text:span></text:p>
          </draw:text-box>
        </draw:frame>
        <draw:frame draw:style-name="gr4" draw:text-style-name="P7" draw:layer="layout" svg:width="3.6cm" svg:height="0.645cm" svg:x="0.9cm" svg:y="5.902cm">
          <draw:text-box>
            <text:p><text:span text:style-name="T3">Ersatzschaltbild:</text:span></text:p>
          </draw:text-box>
        </draw:frame>
        <draw:frame draw:style-name="gr12" draw:text-style-name="P9" draw:layer="layout" svg:width="1.25cm" svg:height="0.725cm" svg:x="0.9cm" svg:y="3.25cm">
          <draw:text-box>
            <text:p text:style-name="P8"><text:span text:style-name="T4">(a)</text:span></text:p>
          </draw:text-box>
        </draw:frame>
        <draw:frame draw:style-name="gr12" draw:text-style-name="P9" draw:layer="layout" svg:width="1.25cm" svg:height="0.725cm" svg:x="0.9cm" svg:y="8.451cm">
          <draw:text-box>
            <text:p text:style-name="P8"><text:span text:style-name="T4">(b)</text:span></text:p>
          </draw:text-box>
        </draw:frame>
        <draw:frame draw:style-name="gr12" draw:text-style-name="P9" draw:layer="layout" svg:width="1.25cm" svg:height="0.725cm" svg:x="8.6cm" svg:y="8.452cm">
          <draw:text-box>
            <text:p text:style-name="P8"><text:span text:style-name="T4">(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20T16:59:23.809400098</dc:date>
    <meta:editing-duration>PT17H15M54S</meta:editing-duration>
    <meta:editing-cycles>45</meta:editing-cycles>
    <meta:generator>LibreOffice/7.3.7.2$Linux_X86_64 LibreOffice_project/30$Build-2</meta:generator>
    <meta:document-statistic meta:object-count="35"/>
  </office:meta>
</office:document-meta>
</file>